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What / So what / Why / How / Who</text:h>
      <text:h text:style-name="Heading_20_3" text:outline-level="3">What</text:h>
      <text:p text:style-name="Text_20_body">A Spring 2026 DAEN capstone delivering an <text:span text:style-name="Strong_20_Emphasis">Integrated Decision-Support + UX/UI prototype</text:span> for <text:span text:style-name="Strong_20_Emphasis">community flood early warning</text:span>, centered on:</text:p>
      <text:list text:style-name="L1">
        <text:list-item>
          <text:p text:style-name="P1"><text:span text:style-name="Strong_20_Emphasis">Data-as-a-Service</text:span> (clean, documented, reusable data access layer)</text:p>
        </text:list-item>
        <text:list-item>
          <text:p text:style-name="P1"><text:span text:style-name="Strong_20_Emphasis">Risk/readiness + response decision-support</text:span> (indices, prioritization, overlays)</text:p>
        </text:list-item>
        <text:list-item>
          <text:p text:style-name="P1">A <text:span text:style-name="Strong_20_Emphasis">mobile-friendly web dashboard</text:span> (not native iOS/Android)</text:p>
        </text:list-item>
      </text:list>
      <text:h text:style-name="Heading_20_3" text:outline-level="3">So what</text:h>
      <text:list text:style-name="L2">
        <text:list-item>
          <text:p text:style-name="P2">Converts scattered public sensor feeds + GIS layers into <text:span text:style-name="Strong_20_Emphasis">actionable, defensible decision cues</text:span> for communities and partners.</text:p>
        </text:list-item>
        <text:list-item>
          <text:p text:style-name="P2">Produces a reusable <text:span text:style-name="Strong_20_Emphasis">pipeline + catalog + playbook</text:span> that can be extended semester-over-semester.</text:p>
        </text:list-item>
        <text:list-item>
          <text:p text:style-name="P2">Creates credible output for stakeholders (Gulfstream/C-RASC/USACE/STAR-TIDES) without requiring hardware work by students.</text:p>
        </text:list-item>
      </text:list>
      <text:h text:style-name="Heading_20_3" text:outline-level="3">Why now</text:h>
      <text:list text:style-name="L3">
        <text:list-item>
          <text:p text:style-name="P3">Capstone timeline is short (12 build weeks); scope must be locked early.</text:p>
        </text:list-item>
        <text:list-item>
          <text:p text:style-name="P3">You’re at a crossroads: multiple prior efforts exist, but the “glue” (integration + continuity) is the missing piece.</text:p>
        </text:list-item>
        <text:list-item>
          <text:p text:style-name="P3">PR deployments + USACE interest means you want an MVP that can be shown, not just talked about.</text:p>
        </text:list-item>
      </text:list>
      <text:h text:style-name="Heading_20_3" text:outline-level="3">How</text:h>
      <text:list text:style-name="L4">
        <text:list-item>
          <text:p text:style-name="P4">Agile scrum sprints with weekly partner meeting.</text:p>
        </text:list-item>
        <text:list-item>
          <text:p text:style-name="P4">Start with <text:span text:style-name="Strong_20_Emphasis">data inventory + requirements</text:span>, then <text:span text:style-name="Strong_20_Emphasis">pipeline + baseline dashboards</text:span>, then <text:span text:style-name="Strong_20_Emphasis">indices + prioritization</text:span>, then <text:span text:style-name="Strong_20_Emphasis">packaging + demo</text:span>.</text:p>
        </text:list-item>
        <text:list-item>
          <text:p text:style-name="P4">Keep the deliverable <text:span text:style-name="Strong_20_Emphasis">open-source friendly (Apache 2.0)</text:span> and built on <text:span text:style-name="Strong_20_Emphasis">public data</text:span>.</text:p>
        </text:list-item>
      </text:list>
      <text:h text:style-name="Heading_20_3" text:outline-level="3">Who</text:h>
      <text:list text:style-name="L5">
        <text:list-item>
          <text:p text:style-name="P5"><text:span text:style-name="Strong_20_Emphasis">Instructor/PM authority:</text:span> Isaac (capstone delivery owner)</text:p>
        </text:list-item>
        <text:list-item>
          <text:p text:style-name="P5"><text:span text:style-name="Strong_20_Emphasis">Partners/SMEs:</text:span> Gilberto (domain + stakeholder + continuity), Melvin (mission + community + deployment narrative), Willie (data engineering + platform integration + technical guardrails)</text:p>
        </text:list-item>
        <text:list-item>
          <text:p text:style-name="P5"><text:span text:style-name="Strong_20_Emphasis">Students (Team):</text:span> execution of pipeline, analytics, UI, documentation</text:p>
        </text:list-item>
        <text:list-item>
          <text:p text:style-name="P5"><text:soft-page-break/><text:span text:style-name="Strong_20_Emphasis">Optional external influence:</text:span> Linton/STAR-TIDES &amp; USACE demos (only if it doesn’t pull scope)</text:p>
        </text:list-item>
      </text:list>
      <text:p text:style-name="Horizontal_20_Line"/>
      <text:h text:style-name="Heading_20_2" text:outline-level="2">2) The meeting outcome you want in 30 minutes</text:h>
      <text:p text:style-name="Text_20_body">By the end, you want these locked:</text:p>
      <text:list text:style-name="L6">
        <text:list-item>
          <text:p text:style-name="P6"><text:span text:style-name="Strong_20_Emphasis">Recurring meeting cadence</text:span>: Thu 11:00 ET confirmed + who must attend</text:p>
        </text:list-item>
        <text:list-item>
          <text:p text:style-name="P6"><text:span text:style-name="Strong_20_Emphasis">Scope statement</text:span>: “data-as-a-service + decision-support dashboard (mobile-friendly web), no native mobile app, no hardware build”</text:p>
        </text:list-item>
        <text:list-item>
          <text:p text:style-name="P6"><text:span text:style-name="Strong_20_Emphasis">Workstreams</text:span>: either 1 team with 2 subteams or 2 teams with clean separation</text:p>
        </text:list-item>
        <text:list-item>
          <text:p text:style-name="P6"><text:span text:style-name="Strong_20_Emphasis">Data access plan</text:span>: where the datasets live + how students access them + continuity plan</text:p>
        </text:list-item>
        <text:list-item>
          <text:p text:style-name="P6"><text:span text:style-name="Strong_20_Emphasis">Week-1 deliverables</text:span>: what the team produces before next partner meeting</text:p>
        </text:list-item>
      </text:list>
      <text:p text:style-name="Text_20_body">If you lock those, you win.</text:p>
      <text:p text:style-name="Horizontal_20_Line"/>
      <text:h text:style-name="Heading_20_2" text:outline-level="2">3) Topics to discuss (ordered, with “what to say”)</text:h>
      <text:h text:style-name="Heading_20_3" text:outline-level="3">A) Confirm scope boundaries (do this early)</text:h>
      <text:p text:style-name="Text_20_body"><text:span text:style-name="Strong_20_Emphasis">Say:</text:span></text:p>
      <text:list text:style-name="L7">
        <text:list-item>
          <text:p text:style-name="P7">“We want a mobile-friendly dashboard experience, not native app development.”</text:p>
        </text:list-item>
        <text:list-item>
          <text:p text:style-name="P7">“Hardware is out of capstone scope; students work on public data feeds + any sensor outputs we provide.”</text:p>
        </text:list-item>
      </text:list>
      <text:h text:style-name="Heading_20_3" text:outline-level="3">B) Define the MVP deliverables in plain language</text:h>
      <text:p text:style-name="Text_20_body"><text:span text:style-name="Strong_20_Emphasis">MVP =</text:span></text:p>
      <text:list text:style-name="L8">
        <text:list-item>
          <text:p text:style-name="P8">A working <text:span text:style-name="Strong_20_Emphasis">data pipeline</text:span> (ETL/ELT) that pulls/normalizes selected feeds</text:p>
        </text:list-item>
        <text:list-item>
          <text:p text:style-name="P8">A <text:span text:style-name="Strong_20_Emphasis">data catalog</text:span> + schema + provenance notes</text:p>
        </text:list-item>
        <text:list-item>
          <text:p text:style-name="P8">A <text:span text:style-name="Strong_20_Emphasis">decision-support dashboard</text:span> showing risk/readiness and response overlays</text:p>
        </text:list-item>
        <text:list-item>
          <text:p text:style-name="P8">A minimal <text:span text:style-name="Strong_20_Emphasis">risk prioritization index</text:span> (transparent + explainable)</text:p>
        </text:list-item>
      </text:list>
      <text:h text:style-name="Heading_20_3" text:outline-level="3">C) Decide: 1 team vs 2 teams</text:h>
      <text:p text:style-name="Text_20_body">Offer Isaac an easy choice:</text:p>
      <text:p text:style-name="Text_20_body"><text:span text:style-name="Strong_20_Emphasis">Option 1: One team, two subteams (recommended default)</text:span></text:p>
      <text:list text:style-name="L9">
        <text:list-item>
          <text:p text:style-name="P9">Subteam A: Data pipeline + validation + catalog</text:p>
        </text:list-item>
        <text:list-item>
          <text:p text:style-name="P9"><text:soft-page-break/>Subteam B: UX/UI dashboard + decision cues + “playbook views”</text:p>
        </text:list-item>
      </text:list>
      <text:p text:style-name="Text_20_body"><text:span text:style-name="Strong_20_Emphasis">Option 2: Two full teams (only if they truly need to place 12 students)</text:span></text:p>
      <text:list text:style-name="L10">
        <text:list-item>
          <text:p text:style-name="P10">Team 1: Risk/readiness indicators + prioritization (indices + reliability)</text:p>
        </text:list-item>
        <text:list-item>
          <text:p text:style-name="P10">Team 2: Response planning overlays (routes, comms, logistics layers + UI)</text:p>
        </text:list-item>
      </text:list>
      <text:p text:style-name="Text_20_body"><text:span text:style-name="Strong_20_Emphasis">Key guardrail to say:</text:span></text:p>
      <text:list text:style-name="L11">
        <text:list-item>
          <text:p text:style-name="P11">“We’ll make artifacts non-overlapping so nobody becomes a passenger.”</text:p>
        </text:list-item>
      </text:list>
      <text:h text:style-name="Heading_20_3" text:outline-level="3">D) Data inventory + continuity plan (your leadership moment)</text:h>
      <text:p text:style-name="Text_20_body">This is where you can look the most “program-manager sharp.”</text:p>
      <text:p text:style-name="Text_20_body"><text:span text:style-name="Strong_20_Emphasis">Say:</text:span></text:p>
      <text:list text:style-name="L12">
        <text:list-item>
          <text:p text:style-name="P12">“We’ll provide a structured dataset pack + source list, and we’ll define a storage location so future semesters don’t lose data.”</text:p>
        </text:list-item>
        <text:list-item>
          <text:p text:style-name="P12">“We’ll treat prior GitHub repos as the baseline, but we won’t assume prior datasets exist unless found.”</text:p>
        </text:list-item>
      </text:list>
      <text:p text:style-name="Text_20_body"><text:span text:style-name="Strong_20_Emphasis">Propose a simple continuity plan:</text:span></text:p>
      <text:list text:style-name="L13">
        <text:list-item>
          <text:p text:style-name="P13">Create a “Capstone Data Pack” (versioned zip or bucket) containing:</text:p>
          <text:list>
            <text:list-item>
              <text:p text:style-name="P13">curated extracts (small/medium size)</text:p>
            </text:list-item>
            <text:list-item>
              <text:p text:style-name="P13">scripts to refresh from authoritative sources</text:p>
            </text:list-item>
            <text:list-item>
              <text:p text:style-name="P13">README + schema + data dictionary</text:p>
            </text:list-item>
          </text:list>
        </text:list-item>
      </text:list>
      <text:h text:style-name="Heading_20_3" text:outline-level="3">E) Define “success” in Week 12</text:h>
      <text:p text:style-name="Text_20_body">Ask Isaac to agree to 3 acceptance criteria:</text:p>
      <text:list text:style-name="L14">
        <text:list-item>
          <text:p text:style-name="P14">“Data refresh is repeatable” (one-click runbook)</text:p>
        </text:list-item>
        <text:list-item>
          <text:p text:style-name="P14">“Dashboard tells a story” (risk + response cues; not just maps)</text:p>
        </text:list-item>
        <text:list-item>
          <text:p text:style-name="P14">“Documentation is handoff-ready” (future teams can pick up)</text:p>
        </text:list-item>
      </text:list>
      <text:p text:style-name="Horizontal_20_Line"/>
      <text:h text:style-name="Heading_20_2" text:outline-level="2">4) Proposed top-level project plan (12 build weeks)</text:h>
      <text:p text:style-name="Text_20_body">Here’s a clean sprint sequence that matches DAEN reality.</text:p>
      <text:h text:style-name="Heading_20_3" text:outline-level="3">Sprint 0 (Week 1): Alignment + inventory</text:h>
      <text:p text:style-name="Text_20_body"><text:span text:style-name="Strong_20_Emphasis">Deliverables</text:span></text:p>
      <text:list text:style-name="L15">
        <text:list-item>
          <text:p text:style-name="P15">MVP scope + user stories</text:p>
        </text:list-item>
        <text:list-item>
          <text:p text:style-name="P15"><text:soft-page-break/>Data inventory + access credentials/links</text:p>
        </text:list-item>
        <text:list-item>
          <text:p text:style-name="P15">Repo setup + issue board</text:p>
        </text:list-item>
        <text:list-item>
          <text:p text:style-name="P15">Architecture sketch (pipeline → store → service → dashboard)</text:p>
        </text:list-item>
      </text:list>
      <text:p text:style-name="Text_20_body"><text:span text:style-name="Strong_20_Emphasis">Dependencies</text:span></text:p>
      <text:list text:style-name="L16">
        <text:list-item>
          <text:p text:style-name="P16">You provide: list of authoritative sources + any existing links/repos + sample datasets</text:p>
        </text:list-item>
      </text:list>
      <text:h text:style-name="Heading_20_3" text:outline-level="3">Sprint 1 (Weeks 2–3): Data foundation</text:h>
      <text:p text:style-name="Text_20_body"><text:span text:style-name="Strong_20_Emphasis">Deliverables</text:span></text:p>
      <text:list text:style-name="L17">
        <text:list-item>
          <text:p text:style-name="P17">ETL skeleton (pull + normalize + store)</text:p>
        </text:list-item>
        <text:list-item>
          <text:p text:style-name="P17">Basic QA checks (missing data, outliers, gaps)</text:p>
        </text:list-item>
        <text:list-item>
          <text:p text:style-name="P17">Data catalog v1 (fields, units, cadence)</text:p>
        </text:list-item>
      </text:list>
      <text:h text:style-name="Heading_20_3" text:outline-level="3">Sprint 2 (Weeks 4–5): Map + baseline dashboard</text:h>
      <text:p text:style-name="Text_20_body"><text:span text:style-name="Strong_20_Emphasis">Deliverables</text:span></text:p>
      <text:list text:style-name="L18">
        <text:list-item>
          <text:p text:style-name="P18">Baseline dashboard: layers + filters + time-series widgets</text:p>
        </text:list-item>
        <text:list-item>
          <text:p text:style-name="P18">“Known-good” minimal story: a few counties/areas as reference</text:p>
        </text:list-item>
      </text:list>
      <text:h text:style-name="Heading_20_3" text:outline-level="3">Sprint 3 (Weeks 6–7): Indicators and prioritization</text:h>
      <text:p text:style-name="Text_20_body"><text:span text:style-name="Strong_20_Emphasis">Deliverables</text:span></text:p>
      <text:list text:style-name="L19">
        <text:list-item>
          <text:p text:style-name="P19">Risk/readiness index v1 (explainable, not deep learning)</text:p>
        </text:list-item>
        <text:list-item>
          <text:p text:style-name="P19">Reliability flags (sensor gaps, inconsistent readings)</text:p>
        </text:list-item>
        <text:list-item>
          <text:p text:style-name="P19">Prioritization logic (vulnerability + single-point-of-failure infra ideas)</text:p>
        </text:list-item>
      </text:list>
      <text:h text:style-name="Heading_20_3" text:outline-level="3">Sprint 4 (Weeks 8–9): Response decision support</text:h>
      <text:p text:style-name="Text_20_body"><text:span text:style-name="Strong_20_Emphasis">Deliverables</text:span></text:p>
      <text:list text:style-name="L20">
        <text:list-item>
          <text:p text:style-name="P20">Response overlays: evacuation constraints, comms lines, “where help goes first”</text:p>
        </text:list-item>
        <text:list-item>
          <text:p text:style-name="P20">Scenario views: “heavy rainfall event” / “river rise” simple cases</text:p>
        </text:list-item>
      </text:list>
      <text:h text:style-name="Heading_20_3" text:outline-level="3">Sprint 5 (Weeks 10–12): Packaging + demo readiness</text:h>
      <text:p text:style-name="Text_20_body"><text:span text:style-name="Strong_20_Emphasis">Deliverables</text:span></text:p>
      <text:list text:style-name="L21">
        <text:list-item>
          <text:p text:style-name="P21">Final report + slides + recorded demo</text:p>
        </text:list-item>
        <text:list-item>
          <text:p text:style-name="P21">Runbook (“how to refresh data, rerun pipeline”)</text:p>
        </text:list-item>
        <text:list-item>
          <text:p text:style-name="P21">Public GitHub repo polish (Apache 2.0 compatible)</text:p>
        </text:list-item>
      </text:list>
      <text:p text:style-name="Horizontal_20_Line"/>
      <text:h text:style-name="Heading_20_2" text:outline-level="2"><text:soft-page-break/>5) Proposed deliverables list (executive-friendly)</text:h>
      <text:p text:style-name="Text_20_body">Use these as your “contract” bullets.</text:p>
      <text:list text:style-name="L22">
        <text:list-item>
          <text:p text:style-name="P22"><text:span text:style-name="Strong_20_Emphasis">Project charter</text:span> (scope, users, success metrics)</text:p>
        </text:list-item>
        <text:list-item>
          <text:p text:style-name="P22"><text:span text:style-name="Strong_20_Emphasis">Data Source Register</text:span> (authoritative sources + refresh cadence)</text:p>
        </text:list-item>
        <text:list-item>
          <text:p text:style-name="P22"><text:span text:style-name="Strong_20_Emphasis">Data Catalog / Dictionary</text:span></text:p>
        </text:list-item>
        <text:list-item>
          <text:p text:style-name="P22"><text:span text:style-name="Strong_20_Emphasis">ETL Pipeline + QA checks</text:span></text:p>
        </text:list-item>
        <text:list-item>
          <text:p text:style-name="P22"><text:span text:style-name="Strong_20_Emphasis">Decision-Support Dashboard (mobile-friendly web)</text:span></text:p>
        </text:list-item>
        <text:list-item>
          <text:p text:style-name="P22"><text:span text:style-name="Strong_20_Emphasis">Risk/Readiness Index v1</text:span> (transparent, explainable)</text:p>
        </text:list-item>
        <text:list-item>
          <text:p text:style-name="P22"><text:span text:style-name="Strong_20_Emphasis">Response Support Views</text:span> (routes/comms/logistics overlays)</text:p>
        </text:list-item>
        <text:list-item>
          <text:p text:style-name="P22"><text:span text:style-name="Strong_20_Emphasis">Runbook + Handoff Guide</text:span></text:p>
        </text:list-item>
        <text:list-item>
          <text:p text:style-name="P22"><text:span text:style-name="Strong_20_Emphasis">Final presentation + poster-ready visuals</text:span></text:p>
        </text:list-item>
      </text:list>
      <text:p text:style-name="Horizontal_20_Line"/>
      <text:h text:style-name="Heading_20_2" text:outline-level="2">6) Your “leadership navigation” cheat sheet</text:h>
      <text:h text:style-name="Heading_20_3" text:outline-level="3">Things to say that signal confidence</text:h>
      <text:list text:style-name="L23">
        <text:list-item>
          <text:p text:style-name="P23">“Let’s lock MVP boundaries now so the team can sprint.”</text:p>
        </text:list-item>
        <text:list-item>
          <text:p text:style-name="P23">“We’ll keep it explainable—no deep learning required.”</text:p>
        </text:list-item>
        <text:list-item>
          <text:p text:style-name="P23">“Our priority is repeatability and handoff so future semesters build forward.”</text:p>
        </text:list-item>
      </text:list>
      <text:h text:style-name="Heading_20_3" text:outline-level="3">Things to avoid (scope grenades)</text:h>
      <text:list text:style-name="L24">
        <text:list-item>
          <text:p text:style-name="P24">“Native mobile app”</text:p>
        </text:list-item>
        <text:list-item>
          <text:p text:style-name="P24">“We’ll do tensors / deep learning”</text:p>
        </text:list-item>
        <text:list-item>
          <text:p text:style-name="P24">“We need custom hardware in the loop”</text:p>
        </text:list-item>
        <text:list-item>
          <text:p text:style-name="P24">“We’ll integrate everything everywhere”</text:p>
        </text:list-item>
      </text:list>
      <text:h text:style-name="Heading_20_3" text:outline-level="3">Questions to ask Isaac that make you look like the grown-up</text:h>
      <text:list text:style-name="L25">
        <text:list-item>
          <text:p text:style-name="P25">“Do you prefer one team with subteams or two teams with separate repos?”</text:p>
        </text:list-item>
        <text:list-item>
          <text:p text:style-name="P25">“Where should the data live for continuity (OpenStack/on-prem/HPC storage)?”</text:p>
        </text:list-item>
        <text:list-item>
          <text:p text:style-name="P25">“What format do you want for weekly updates—demo-first or slide-first?”</text:p>
        </text:list-item>
        <text:list-item>
          <text:p text:style-name="P25">“Any constraints on GIS tooling (ArcGIS vs open stack) for students?”</text:p>
        </text:list-item>
      </text:list>
      <text:p text:style-name="Horizontal_20_Line"/>
      <text:h text:style-name="Heading_20_2" text:outline-level="2"><text:soft-page-break/>7) Micro-agenda for today’s 30-minute kickoff (tight)</text:h>
      <text:list text:style-name="L26">
        <text:list-item>
          <text:p text:style-name="P26"><text:span text:style-name="Strong_20_Emphasis">2 min</text:span> – intros + confirm recurring meeting schedule</text:p>
        </text:list-item>
        <text:list-item>
          <text:p text:style-name="P26"><text:span text:style-name="Strong_20_Emphasis">5 min</text:span> – MVP scope + boundaries (no native app, no hardware)</text:p>
        </text:list-item>
        <text:list-item>
          <text:p text:style-name="P26"><text:span text:style-name="Strong_20_Emphasis">8 min</text:span> – workstreams + proposed sprint plan</text:p>
        </text:list-item>
        <text:list-item>
          <text:p text:style-name="P26"><text:span text:style-name="Strong_20_Emphasis">10 min</text:span> – data access + continuity storage decision</text:p>
        </text:list-item>
        <text:list-item>
          <text:p text:style-name="P26"><text:span text:style-name="Strong_20_Emphasis">5 min</text:span> – Week-1 tasks + next meeting agenda</text:p>
        </text:list-item>
      </text:list>
      <text:p text:style-name="Horizontal_20_Line"/>
      <text:h text:style-name="Heading_20_2" text:outline-level="2">8) Your Week-1 ask to the student team (simple and powerful)</text:h>
      <text:p text:style-name="Text_20_body">Assign them “Day 1 wins”:</text:p>
      <text:list text:style-name="L27">
        <text:list-item>
          <text:p text:style-name="P27">Create repo + backlog issues (10–15)</text:p>
        </text:list-item>
        <text:list-item>
          <text:p text:style-name="P27">Create data source register (top 6–10 sources)</text:p>
        </text:list-item>
        <text:list-item>
          <text:p text:style-name="P27">Build “hello world ETL” that pulls <text:span text:style-name="Strong_20_Emphasis">one</text:span> source and stores normalized output</text:p>
        </text:list-item>
        <text:list-item>
          <text:p text:style-name="P27">Draft dashboard wireframe (even boxes-on-a-slide is fine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54:48.454416300</meta:creation-date>
    <meta:print-date>2026-01-27T11:56:39.969708700</meta:print-date>
    <dc:date>2026-01-27T12:56:02.879433400</dc:date>
    <meta:editing-duration>PT51M2S</meta:editing-duration>
    <meta:editing-cycles>1</meta:editing-cycles>
    <meta:document-statistic meta:table-count="0" meta:image-count="0" meta:object-count="0" meta:page-count="6" meta:paragraph-count="138" meta:word-count="1194" meta:character-count="7480" meta:non-whitespace-character-count="6516"/>
    <meta:generator>LibreOffice/25.8.3.2$Windows_X86_64 LibreOffice_project/8ca8d55c161d602844f5428fa4b58097424e324e</meta:generator>
  </office:meta>
</office:document-meta>
</file>